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4c0" officeooo:paragraph-rsid="000b84c0"/>
    </style:style>
    <style:style style:name="P2" style:family="paragraph" style:parent-style-name="Standard">
      <style:text-properties officeooo:paragraph-rsid="000c5ff3"/>
    </style:style>
    <style:style style:name="P3" style:family="paragraph" style:parent-style-name="Standard">
      <style:text-properties officeooo:rsid="000c5ff3" officeooo:paragraph-rsid="000c5ff3"/>
    </style:style>
    <style:style style:name="P4" style:family="paragraph" style:parent-style-name="Standard">
      <style:text-properties officeooo:rsid="000c5ff3" officeooo:paragraph-rsid="000d2c55"/>
    </style:style>
    <style:style style:name="P5" style:family="paragraph" style:parent-style-name="Standard">
      <style:text-properties officeooo:rsid="000d2c55" officeooo:paragraph-rsid="000d2c55"/>
    </style:style>
    <style:style style:name="T1" style:family="text">
      <style:text-properties officeooo:rsid="000b84c0"/>
    </style:style>
    <style:style style:name="T2" style:family="text">
      <style:text-properties officeooo:rsid="000c5ff3"/>
    </style:style>
    <style:style style:name="T3" style:family="text">
      <style:text-properties fo:color="#000000" style:font-name="DejaVu Sans Mono" fo:font-size="11.3000001907349pt"/>
    </style:style>
    <style:style style:name="T4" style:family="text">
      <style:text-properties officeooo:rsid="000d2c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找到条形码对应的商品的信息 <text:s text:c="10"/><text:span text:style-name="T4">8min</text:span></text:p>
      <text:p text:style-name="P2"><text:span text:style-name="T1">输入：</text:span><text:span text:style-name="T3">loadAllItems()</text:span><text:span text:style-name="T1">[{barcode:string,name:string,unit:string,price:number}]//导入商品信息</text:span></text:p>
      <text:p text:style-name="P2"><text:tab/> <text:s text:c="2"/><text:span text:style-name="T2">inputs [string ,…] <text:s/>//导入买的商品的条形码</text:span></text:p>
      <text:p text:style-name="P3">输出：outputs[{<text:span text:style-name="T1">barcode:string,name:string,unit:string,price:number</text:span>}] //买的商品的详细信息</text:p>
      <text:p text:style-name="P3"/>
      <text:p text:style-name="P3"/>
      <text:p text:style-name="P3">2.合并相同的信息 <text:s text:c="15"/><text:span text:style-name="T4">5min</text:span></text:p>
      <text:p text:style-name="P4">输入： outputs[{<text:span text:style-name="T1">barcode:string,name:string,unit:string,price:number</text:span>}]</text:p>
      <text:p text:style-name="P3">输出：outputs[{<text:span text:style-name="T1">barcode:string,name:string,unit:string,price:number</text:span>，count：number}] //合并信息后的商品信息</text:p>
      <text:p text:style-name="P3"/>
      <text:p text:style-name="P3">3，计算总金额 <text:s text:c="15"/><text:span text:style-name="T4">5min</text:span></text:p>
      <text:p text:style-name="P4">输入：outputs[{<text:span text:style-name="T1">barcode:string,name:string,unit:string,price:number</text:span>，count：number}] //合并信息后的商品信息</text:p>
      <text:p text:style-name="P4">输出<text:span text:style-name="T4">：总金额totalMoney <text:s/>number</text:span></text:p>
      <text:p text:style-name="P4"/>
      <text:p text:style-name="P5">4.计算小计并进行字符串的拼接 <text:s text:c="18"/>10min</text:p>
      <text:p text:style-name="P5">输入：<text:span text:style-name="T2">outputs[{barcode:string,name:string,unit:string,price:number，count：number}] //合并信息后的商品信息</text:span></text:p>
      <text:p text:style-name="P5">输出：拼接后的字符串strs <text:s/>string</text:p>
      <text:p text:style-name="P5"/>
      <text:p text:style-name="P5">5 打印字符串 <text:s text:c="22"/>2min</text:p>
      <text:p text:style-name="P5">输入：拼接后的字符串strs <text:s/>string</text:p>
      <text:p text:style-name="P5">输出：收据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4:03:45.447509956</meta:creation-date>
    <dc:date>2017-07-12T14:32:29.937606615</dc:date>
    <meta:editing-duration>PT6M23S</meta:editing-duration>
    <meta:editing-cycles>1</meta:editing-cycles>
    <meta:document-statistic meta:table-count="0" meta:image-count="0" meta:object-count="0" meta:page-count="1" meta:paragraph-count="16" meta:word-count="190" meta:character-count="764" meta:non-whitespace-character-count="659"/>
    <meta:generator>LibreOffice/5.3.1.2$Linux_X86_64 LibreOffice_project/30m0$Build-2</meta:generator>
  </office:meta>
</office:document-meta>
</file>